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7])" office:value-type="float" office:value="39900" calcext:value-type="float">
            <text:p>39900</text:p>
          </table:table-cell>
          <table:table-cell table:style-name="ce29"/>
          <table:table-cell table:style-name="ce15" table:formula="of:=SUM([.J3:.J28])" office:value-type="float" office:value="240000" calcext:value-type="float">
            <text:p>240000</text:p>
          </table:table-cell>
          <table:table-cell/>
          <table:table-cell table:style-name="ce15" table:formula="of:=SUM([.L22:.L28])" office:value-type="float" office:value="245000" calcext:value-type="float">
            <text:p>245000</text:p>
          </table:table-cell>
          <table:table-cell/>
          <table:table-cell table:style-name="ce15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2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33:.H57])" office:value-type="float" office:value="41300" calcext:value-type="float">
            <text:p>413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15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62:.H85])" office:value-type="float" office:value="59200" calcext:value-type="float">
            <text:p>592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91:.H114])" office:value-type="float" office:value="40100" calcext:value-type="float">
            <text:p>40100</text:p>
          </table:table-cell>
          <table:table-cell table:style-name="ce2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/>
          <table:table-cell office:value-type="float" office:value="47100" calcext:value-type="float">
            <text:p>47100</text:p>
          </table:table-cell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table:number-columns-repeated="2"/>
          <table:table-cell table:style-name="ce15" table:formula="of:=SUM([.B3:.F3])" office:value-type="float" office:value="23500" calcext:value-type="float">
            <text:p>235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103.63636363636" calcext:value-type="float">
            <text:p>1103.6363636364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103.63636363636" calcext:value-type="float">
            <text:p>1103.6363636364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103.63636363636" calcext:value-type="float">
            <text:p>1103.636363636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D26])" office:value-type="float" office:value="1103.63636363636" calcext:value-type="float">
            <text:p>1103.6363636364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103.63636363636" calcext:value-type="float">
            <text:p>1103.6363636364</text:p>
          </table:table-cell>
          <table:table-cell office:value-type="string" calcext:value-type="string">
            <text:p>Հասմիկ Դ․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103.63636363636" calcext:value-type="float">
            <text:p>1103.6363636364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103.63636363636" calcext:value-type="float">
            <text:p>1103.6363636364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3"/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103.63636363636" calcext:value-type="float">
            <text:p>1103.6363636364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103.63636363636" calcext:value-type="float">
            <text:p>1103.6363636364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/>
          <table:table-cell table:number-columns-repeated="5" office:value-type="string" calcext:value-type="string">
            <text:p>-Mane</text:p>
          </table:table-cell>
          <table:table-cell/>
          <table:table-cell table:formula="of:=SUM([.B26:.F26])" office:value-type="float" office:value="1103.63636363636" calcext:value-type="float">
            <text:p>1103.636363636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3"/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103.63636363636" calcext:value-type="float">
            <text:p>1103.636363636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103.63636363636" calcext:value-type="float">
            <text:p>1103.6363636364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103.63636363636" calcext:value-type="float">
            <text:p>1103.6363636364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26:.F26])" office:value-type="float" office:value="713.636363636364" calcext:value-type="float">
            <text:p>713.6363636364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103.63636363636" calcext:value-type="float">
            <text:p>1103.6363636364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26:.F26])" office:value-type="float" office:value="713.636363636364" calcext:value-type="float">
            <text:p>713.6363636364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103.63636363636" calcext:value-type="float">
            <text:p>1103.6363636364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21" table:formula="of:=SUM([.B26:.F26])" office:value-type="float" office:value="1103.63636363636" calcext:value-type="float">
            <text:p>1103.6363636364</text:p>
          </table:table-cell>
          <table:table-cell table:style-name="ce47" office:value-type="string" calcext:value-type="string">
            <text:p>Gevo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103.63636363636" calcext:value-type="float">
            <text:p>1103.6363636364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/>
          <table:table-cell table:formula="of:=[.B3]/20" office:value-type="float" office:value="390" calcext:value-type="float">
            <text:p>390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2" office:value-type="float" office:value="354.545454545455" calcext:value-type="float">
            <text:p>354.5454545455</text:p>
          </table:table-cell>
          <table:table-cell table:formula="of:=[.E3]/20" office:value-type="float" office:value="0" calcext:value-type="float">
            <text:p>0</text:p>
          </table:table-cell>
          <table:table-cell table:formula="of:=[.F3]/21" office:value-type="float" office:value="0" calcext:value-type="float">
            <text:p>0</text:p>
          </table:table-cell>
          <table:table-cell/>
          <table:table-cell table:formula="of:=SUM([.B26:.F26])" office:value-type="float" office:value="1103.63636363636" calcext:value-type="float">
            <text:p>1103.6363636364</text:p>
          </table:table-cell>
          <table:table-cell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D26])" office:value-type="float" office:value="1103.63636363636" calcext:value-type="float">
            <text:p>1103.6363636364</text:p>
          </table:table-cell>
          <table:table-cell office:value-type="string" calcext:value-type="string">
            <text:p>Aru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103.63636363636" calcext:value-type="float">
            <text:p>1103.6363636364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15" table:formula="of:=SUM([.H4:.H28])" office:value-type="float" office:value="23500" calcext:value-type="float">
            <text:p>23500</text:p>
          </table:table-cell>
          <table:table-cell table:style-name="ce29"/>
          <table:table-cell table:style-name="ce15" table:formula="of:=SUM([.J4:.J28])" office:value-type="float" office:value="40000" calcext:value-type="float">
            <text:p>40000</text:p>
          </table:table-cell>
          <table:table-cell/>
          <table:table-cell table:style-name="ce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3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table:number-columns-repeated="5"/>
          <table:table-cell table:style-name="ce15" table:formula="of:=SUM([.B33:.F33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D56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C56:.F56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56:.F56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56:.F56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21" table:formula="of:=SUM([.B56:.F56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3"/>
        </table:table-row>
        <table:table-row table:style-name="ro3">
          <table:table-cell/>
          <table:table-cell table:formula="of:=[.B33]/20" office:value-type="float" office:value="0" calcext:value-type="float">
            <text:p>0</text:p>
          </table:table-cell>
          <table:table-cell table:formula="of:=[.C33]/24" office:value-type="float" office:value="0" calcext:value-type="float">
            <text:p>0</text:p>
          </table:table-cell>
          <table:table-cell table:formula="of:=[.D33]/23" office:value-type="float" office:value="0" calcext:value-type="float">
            <text:p>0</text:p>
          </table:table-cell>
          <table:table-cell table:formula="of:=[.E33]/20" office:value-type="float" office:value="0" calcext:value-type="float">
            <text:p>0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66"/>
          <table:table-cell table:number-columns-repeated="5"/>
          <table:table-cell table:style-name="ce15" table:formula="of:=SUM([.B57:.F57])" office:value-type="float" office:value="0" calcext:value-type="float">
            <text:p>0</text:p>
          </table:table-cell>
          <table:table-cell table:formula="of:=SUM([.B56:.D56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15" table:formula="of:=SUM([.H34:.H58])" office:value-type="float" office:value="0" calcext:value-type="float">
            <text:p>0</text:p>
          </table:table-cell>
          <table:table-cell table:style-name="ce29"/>
          <table:table-cell table:number-columns-repeated="3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3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table:number-columns-repeated="5"/>
          <table:table-cell table:style-name="ce15" table:formula="of:=SUM([.B63:.F63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D86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86:.F86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86:.F86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86:.F86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21" table:formula="of:=SUM([.B86:.F86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3"/>
        </table:table-row>
        <table:table-row table:style-name="ro3">
          <table:table-cell/>
          <table:table-cell table:formula="of:=[.B63]/20" office:value-type="float" office:value="0" calcext:value-type="float">
            <text:p>0</text:p>
          </table:table-cell>
          <table:table-cell table:formula="of:=[.C63]/24" office:value-type="float" office:value="0" calcext:value-type="float">
            <text:p>0</text:p>
          </table:table-cell>
          <table:table-cell table:formula="of:=[.D63]/23" office:value-type="float" office:value="0" calcext:value-type="float">
            <text:p>0</text:p>
          </table:table-cell>
          <table:table-cell table:formula="of:=[.E63]/20" office:value-type="float" office:value="0" calcext:value-type="float">
            <text:p>0</text:p>
          </table:table-cell>
          <table:table-cell table:formula="of:=[.F63]/21" office:value-type="float" office:value="0" calcext:value-type="float">
            <text:p>0</text:p>
          </table:table-cell>
          <table:table-cell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66"/>
          <table:table-cell table:number-columns-repeated="5"/>
          <table:table-cell table:style-name="ce15" table:formula="of:=SUM([.B87:.F87])" office:value-type="float" office:value="0" calcext:value-type="float">
            <text:p>0</text:p>
          </table:table-cell>
          <table:table-cell table:formula="of:=SUM([.B86:.D86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15" table:formula="of:=SUM([.H64:.H88])" office:value-type="float" office:value="0" calcext:value-type="float">
            <text:p>0</text:p>
          </table:table-cell>
          <table:table-cell table:style-name="ce29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 style:data-style-name="N2" text:time-value="11:36:44.9817753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1-30T11:37:18.828105186</dc:date>
    <meta:editing-duration>P11DT8H46M18S</meta:editing-duration>
    <meta:editing-cycles>3423</meta:editing-cycles>
    <meta:generator>LibreOffice/4.2.8.2$Linux_X86_64 LibreOffice_project/420m0$Build-2</meta:generator>
    <meta:document-statistic meta:table-count="21" meta:cell-count="9775" meta:object-count="0"/>
  </office:meta>
</office:document-meta>
</file>